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.fromComplet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xJava3.from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dedFlux.subscribe( CoreSubscriber &lt; ? super T &gt;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xJava3.fromCompl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xJava3.toFlow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xJava3.to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iveAdapterRegistryTests.getAdapterForReactiveSub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actor.to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tiny.toMul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tiny.fromUn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iny.defaultAdapterRegist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xJava3.toCompl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iveAdapterRegistryTests.getAdapter( Class &lt; ? &gt; reactiv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tiny.fromMul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xJava3.fromObserv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ctor.defaultAdapterRegist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otlin.defer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xJava3.defaultAdapterRegist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xJava3.toObserv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otlin.defaultAdapterRegist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.to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iny.toUn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xJava3.fromFl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ctor.toComplet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